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3.955cm" svg:x="1.27cm" svg:y="6.985cm">
          <draw:text-box>
            <text:p><text:span text:style-name="T1">RubyMotion objections</text:span></text:p>
            <text:p text:style-name="P1"><text:span text:style-name="T2">Oleksandr Dodatko</text:span></text:p>
          </draw:text-box>
        </draw:frame>
        <draw:frame draw:style-name="gr1" draw:text-style-name="P3" draw:layer="layout" svg:width="12.065cm" svg:height="2.775cm" svg:x="14.605cm" svg:y="15.875cm">
          <draw:text-box>
            <text:p text:style-name="P1"><text:span text:style-name="T3">Dnepropetrovsk, Ukraine. 20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4"/></text:p>
                <text:p text:style-name="P5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5"><text:span text:style-name="T4"/></text:p>
                <text:p text:style-name="P5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5"><text:span text:style-name="T4"/></text:p>
                <text:p text:style-name="P5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5"><text:span text:style-name="T4"/></text:p>
                <text:p text:style-name="P5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5"><text:span text:style-name="T4"/></text:p>
                <text:p text:style-name="P5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3" draw:text-style-name="P6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3" draw:text-style-name="P6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3" draw:text-style-name="P6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3" draw:text-style-name="P6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2-24T12:19:42</dc:date>
    <meta:editing-duration>PT31M27S</meta:editing-duration>
    <meta:editing-cycles>19</meta:editing-cycles>
    <meta:document-statistic meta:object-count="37"/>
  </office:meta>
</office:document-meta>
</file>